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/>
    </style:style>
    <style:style style:name="P2" style:family="paragraph" style:parent-style-name="Text_20_body" style:list-style-name="WW8Num3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3" style:family="paragraph" style:parent-style-name="Text_20_body" style:list-style-name="WW8Num3">
      <style:paragraph-properties fo:margin-left="1.247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P4" style:family="paragraph" style:parent-style-name="Standard">
      <style:text-properties fo:font-size="12pt" fo:font-style="italic" fo:font-weight="bold" style:font-size-asian="12pt" style:font-style-asian="italic" style:font-weight-asian="bold"/>
    </style:style>
    <style:style style:name="P5" style:family="paragraph" style:parent-style-name="Standard">
      <style:text-properties fo:font-size="13pt" style:font-size-asian="13pt"/>
    </style:style>
    <style:style style:name="P6" style:family="paragraph" style:parent-style-name="Standard">
      <style:paragraph-properties fo:margin-top="0cm" fo:margin-bottom="0cm"/>
    </style:style>
    <style:style style:name="P7" style:family="paragraph" style:parent-style-name="Standard" style:list-style-name="WW8Num1">
      <style:paragraph-properties fo:margin-top="0cm" fo:margin-bottom="0cm" fo:line-height="100%" style:text-autospace="none" style:punctuation-wrap="simple" style:vertical-align="baseline"/>
    </style:style>
    <style:style style:name="P8" style:family="paragraph" style:parent-style-name="Standard" style:list-style-name="WW8Num2">
      <style:paragraph-properties fo:margin-top="0cm" fo:margin-bottom="0cm" fo:line-height="100%" style:text-autospace="none" style:punctuation-wrap="simple" style:vertical-align="baseline"/>
    </style:style>
    <style:style style:name="P9" style:family="paragraph" style:parent-style-name="Standard" style:list-style-name="WW8Num1">
      <style:paragraph-properties fo:margin-top="0cm" fo:margin-bottom="0cm" fo:line-height="100%" style:text-autospace="none" style:punctuation-wrap="simple" style:vertical-align="baseline"/>
      <style:text-properties fo:font-size="12pt" style:font-size-asian="12pt"/>
    </style:style>
    <style:style style:name="P10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11" style:family="paragraph" style:parent-style-name="List_20_Contents">
      <style:paragraph-properties fo:margin-top="0cm" fo:margin-bottom="0.353cm"/>
    </style:style>
    <style:style style:name="P12" style:family="paragraph" style:parent-style-name="Header">
      <style:paragraph-properties fo:margin-top="0cm" fo:margin-bottom="0.353cm"/>
    </style:style>
    <style:style style:name="P13" style:family="paragraph" style:parent-style-name="Heading_20_1">
      <style:text-properties fo:font-size="12pt" fo:language="ru" fo:country="RU" style:font-size-asian="12pt"/>
    </style:style>
    <style:style style:name="P14" style:family="paragraph" style:parent-style-name="Footer">
      <style:paragraph-properties fo:margin-top="0cm" fo:margin-bottom="0.353cm" fo:text-align="end" style:justify-single-word="false"/>
    </style:style>
    <style:style style:name="T1" style:family="text">
      <style:text-properties fo:language="en" fo:country="US"/>
    </style:style>
    <style:style style:name="T2" style:family="text">
      <style:text-properties style:font-name="Symbol" fo:language="en" fo:country="US"/>
    </style:style>
    <style:style style:name="T3" style:family="text">
      <style:text-properties style:font-name="Symbol" fo:font-size="14pt" fo:language="en" fo:country="US" style:font-size-asian="14pt"/>
    </style:style>
    <style:style style:name="T4" style:family="text">
      <style:text-properties style:font-name="Symbol" fo:font-size="12pt" style:font-size-asian="12pt"/>
    </style:style>
    <style:style style:name="T5" style:family="text">
      <style:text-properties style:font-name="Symbol" fo:font-size="12pt" fo:language="en" fo:country="US" style:font-size-asian="12pt"/>
    </style:style>
    <style:style style:name="T6" style:family="text">
      <style:text-properties style:font-name="Symbol" fo:font-size="13pt" style:font-size-asian="13pt"/>
    </style:style>
    <style:style style:name="T7" style:family="text">
      <style:text-properties fo:font-size="13pt" style:font-size-asian="13pt"/>
    </style:style>
    <style:style style:name="T8" style:family="text">
      <style:text-properties fo:font-size="13pt" fo:language="en" fo:country="US" style:font-size-asian="13pt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fo:font-style="italic" style:text-underline-style="solid" style:text-underline-width="auto" style:text-underline-color="font-color" style:font-size-asian="12pt" style:font-style-asian="italic"/>
    </style:style>
    <style:style style:name="T11" style:family="text">
      <style:text-properties fo:font-size="12pt" fo:language="en" fo:country="US" style:font-size-asian="12pt"/>
    </style:style>
    <style:style style:name="T12" style:family="text">
      <style:text-properties fo:font-size="12pt" fo:font-weight="bold" style:font-size-asian="12pt" style:font-weight-asian="bold" style:font-weight-complex="bold"/>
    </style:style>
    <style:style style:name="T13" style:family="text">
      <style:text-properties fo:font-size="14pt" style:font-size-asian="14pt"/>
    </style:style>
    <style:style style:name="T14" style:family="text">
      <style:text-properties fo:font-size="15pt" style:font-size-asian="15pt"/>
    </style:style>
    <style:style style:name="T15" style:family="text">
      <style:text-properties style:text-position="sub 58%" fo:font-size="12pt" fo:language="en" fo:country="US" style:font-size-asian="12pt"/>
    </style:style>
    <style:style style:name="T16" style:family="text">
      <style:text-properties fo:font-size="7pt" style:font-size-asian="7pt"/>
    </style:style>
    <style:style style:name="T17" style:family="text">
      <style:text-properties fo:font-size="7pt" fo:language="en" fo:country="US" style:font-size-asian="7pt"/>
    </style:style>
    <style:style style:name="T18" style:family="text">
      <style:text-properties fo:font-size="9pt" style:font-size-asian="9pt"/>
    </style:style>
    <style:style style:name="fr1" style:family="graphic" style:parent-style-name="Graphics">
      <style:graphic-properties fo:margin-left="0cm" fo:margin-right="0cm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1.2. Числовые ряды. Абсолютная и условная сходимость. Признаки сходимости числовых рядов.</text:p>
      <text:p text:style-name="Standard"><text:span text:style-name="T2"></text:span> {<text:span text:style-name="T7"> </text:span><text:span text:style-name="T8">U</text:span><text:span text:style-name="T1">k</text:span> } — <text:s/><text:span text:style-name="T9">числовая пос-ть</text:span></text:p>
      <text:p text:style-name="P6"><text:span text:style-name="T2"></text:span><text:line-break/><text:span text:style-name="T3"></text:span><text:span text:style-name="T7"> </text:span><text:span text:style-name="T8">U</text:span><text:span text:style-name="T1">k</text:span> <text:s/>— <text:span text:style-name="T9">наз</text:span>. <text:s/><text:span text:style-name="T10">числовым рядом </text:span><text:span text:style-name="T9"><text:s text:c="5"/></text:span><text:span text:style-name="T14">(1)<text:line-break/></text:span><text:span text:style-name="T1">k</text:span>=1</text:p>
      <text:p text:style-name="P6"><text:span text:style-name="T1">n</text:span><text:line-break/><text:span text:style-name="T3"></text:span><text:span text:style-name="T7"> </text:span><text:span text:style-name="T8">U</text:span><text:span text:style-name="T1">k</text:span> <text:s/>= <text:s/><text:span text:style-name="T11">Sn</text:span><text:span text:style-name="T9"> </text:span><text:s/>— <text:s/><text:span text:style-name="T9">наз</text:span>. <text:s/><text:span text:style-name="T10">частичной суммой<text:line-break/></text:span><text:span text:style-name="T1">k</text:span>=1</text:p>
      <text:p text:style-name="P6"><text:span text:style-name="T9">{</text:span><text:span text:style-name="T11">S</text:span><text:span text:style-name="T15">n</text:span><text:span text:style-name="T9">} — наз. </text:span><text:span text:style-name="T10">пос-тью частичных сумм</text:span></text:p>
      <text:p text:style-name="Standard"><text:span text:style-name="T9">Ряд (1) наз. </text:span><text:span text:style-name="T10">сходящимся,</text:span><text:span text:style-name="T9"> если сходится пос-ть его частичных сумм; предел </text:span><text:span text:style-name="T11">S</text:span><text:span text:style-name="T9"> последовательности частичных сумм {</text:span><text:span text:style-name="T11">Sn</text:span><text:span text:style-name="T9">} наз. </text:span><text:span text:style-name="T10">суммой <text:s/>ряда</text:span><text:span text:style-name="T9"> (1)</text:span></text:p>
      <text:p text:style-name="P4">Критерии сходимости:</text:p>
      <text:list xml:id="list38722991" text:style-name="WW8Num1">
        <text:list-item>
          <text:p text:style-name="P7"><text:span text:style-name="T9">Признак Коши: Для того, чтобы ряд (1) сходился Н и Д, чтобы для любого Е&gt;0 существовал номер </text:span><text:span text:style-name="T11">N</text:span><text:span text:style-name="T9">(Е) ,что при любом <text:s/></text:span><text:span text:style-name="T11">N</text:span><text:span text:style-name="T9"> &gt; </text:span><text:span text:style-name="T11">N</text:span><text:span text:style-name="T9">(Е) и любом <text:s/>целом </text:span><text:span text:style-name="T11">P</text:span><text:span text:style-name="T9">&gt;=0 выполнялось неравенство </text:span><text:span text:style-name="T4"></text:span><text:span text:style-name="T9"> </text:span><text:span text:style-name="T8">U</text:span><text:span text:style-name="T17">n</text:span><text:span text:style-name="T9"> </text:span><text:span text:style-name="T7">+</text:span><text:span text:style-name="T8">U</text:span><text:span text:style-name="T17">n</text:span><text:span text:style-name="T16">+1</text:span><text:span text:style-name="T7">+...+ </text:span><text:span text:style-name="T8">U</text:span><text:span text:style-name="T17">n+p</text:span><text:span text:style-name="T9"> </text:span><text:span text:style-name="T4"></text:span><text:span text:style-name="T11"> &lt; E</text:span></text:p>
        </text:list-item>
        <text:list-item>
          <text:p text:style-name="P9">Если ряд сходится, то любой его остаток сходится. Если какой-либо его остаток сходится, то ряд тоже сходится.</text:p>
        </text:list-item>
        <text:list-item>
          <text:p text:style-name="P7"><text:span text:style-name="T9">Для того чтобы ряд (1) с неотрицательными членами сходился необходимо и достаточно, чтобы последовательность его частичных сумм была ограничена сверху, при этом </text:span><text:span text:style-name="T11">S</text:span><text:span text:style-name="T9">=</text:span><text:span text:style-name="T11">sup</text:span><text:span text:style-name="T9">{</text:span><text:span text:style-name="T11">Sn</text:span><text:span text:style-name="T9">}. (Это критерий сходимости положительных рядов)</text:span></text:p>
        </text:list-item>
      </text:list>
      <text:p text:style-name="Standard"><text:tab/><text:tab/><text:span text:style-name="T2"></text:span></text:p>
      <text:p text:style-name="Standard"><text:span text:style-name="T9">Ряд (1) наз. </text:span><text:span text:style-name="T10">абсолютно сходящимся,</text:span><text:span text:style-name="T9"> если сходится ряд </text:span><text:span text:style-name="T3"></text:span><text:span text:style-name="T7"> </text:span><text:span text:style-name="T6"></text:span><text:span text:style-name="T8">U</text:span><text:span text:style-name="T1">k</text:span><text:span text:style-name="T6"></text:span></text:p>
      <text:p text:style-name="P5">Если ряд сходится абсолютно, то он и просто сходится.</text:p>
      <text:p text:style-name="P4">Критерий сходимости положительных рядов (для доказательства абсолютной сходимости):</text:p>
      <text:p text:style-name="Standard"><text:span text:style-name="T9">Ряд</text:span><text:span text:style-name="T13"> </text:span><text:span text:style-name="T3"></text:span><text:span text:style-name="T8">U</text:span><text:span text:style-name="T1">k</text:span><text:span text:style-name="T9"> (</text:span><text:span text:style-name="T8">U</text:span><text:span text:style-name="T1">k</text:span><text:span text:style-name="T9"> &gt;0) сходится, если существует номер </text:span><text:span text:style-name="T11">N</text:span><text:span text:style-name="T9"> ,что при любом <text:s/></text:span><text:span text:style-name="T11">n</text:span><text:span text:style-name="T9"> &gt; </text:span><text:span text:style-name="T11">N</text:span><text:span text:style-name="T9"> выполняется хотя бы одно из следующих условий :</text:span></text:p>
      <text:list xml:id="list38730428" text:style-name="WW8Num2">
        <text:list-item>
          <text:p text:style-name="P8"><text:span text:style-name="T9">Признак сравнения. <text:s/></text:span><text:span text:style-name="T11">Un</text:span><text:span text:style-name="T9"> &lt;= </text:span><text:span text:style-name="T11">Mn</text:span><text:span text:style-name="T9"> <text:s/>и\или <text:s/></text:span><text:span text:style-name="T11">Un</text:span><text:span text:style-name="T18">+1</text:span><text:span text:style-name="T9">/ </text:span><text:span text:style-name="T11">Un</text:span><text:span text:style-name="T9"> &lt;= </text:span><text:span text:style-name="T11">Mn</text:span><text:span text:style-name="T18">+1</text:span><text:span text:style-name="T9">/ </text:span><text:span text:style-name="T11">Mn</text:span><text:span text:style-name="T9">, <text:s text:c="4"/>где </text:span><text:span text:style-name="T11">M</text:span><text:span text:style-name="T16">0</text:span><text:span text:style-name="T9">+</text:span><text:span text:style-name="T11">M</text:span><text:span text:style-name="T16">1</text:span><text:span text:style-name="T9">+...—сходящийся ряд с положительными членами.</text:span></text:p>
        </text:list-item>
        <text:list-item>
          <text:p text:style-name="P8"><text:span text:style-name="T9">Признак Даламбера. </text:span><text:span text:style-name="T11">Un</text:span><text:span text:style-name="T18">+1</text:span><text:span text:style-name="T9">/ имеет точную верхнюю границу А&lt;1.</text:span></text:p>
        </text:list-item>
        <text:list-item>
          <text:p text:style-name="P8"><text:span text:style-name="T9">«Радикальный» Корень </text:span><text:span text:style-name="T11">n</text:span><text:span text:style-name="T9">-ной степени из </text:span><text:span text:style-name="T11">Un</text:span><text:span text:style-name="T9"> имеет точную верхнюю границу А&lt;1.</text:span></text:p>
        </text:list-item>
        <text:list-item>
          <text:p text:style-name="P8"><text:span text:style-name="T9">Интегральный признак Коши. <text:s/>|</text:span><text:span text:style-name="T11">Un</text:span><text:span text:style-name="T9">| &lt;= </text:span><text:span text:style-name="T11">F</text:span><text:span text:style-name="T9">(</text:span><text:span text:style-name="T11">n</text:span><text:span text:style-name="T9">), где </text:span><text:span text:style-name="T11">F</text:span><text:span text:style-name="T9">(</text:span><text:span text:style-name="T11">x</text:span><text:span text:style-name="T9">) — положительная невозрастающая функция, для которой сходится (несобственный) интеграл от этой функции в пределах от </text:span><text:span text:style-name="T11">N</text:span><text:span text:style-name="T9">+1 до +</text:span><text:span text:style-name="T5"></text:span><text:span text:style-name="T9">.</text:span></text:p>
        </text:list-item>
      </text:list>
      <text:p text:style-name="Standard"><text:span text:style-name="T9">Ряд (1) наз. </text:span><text:span text:style-name="T10">условно сходящимся,</text:span><text:span text:style-name="T9"> если он сам сходится, а ряд </text:span><text:span text:style-name="T3"></text:span><text:span text:style-name="T6"></text:span><text:span text:style-name="T8">U</text:span><text:span text:style-name="T1">k</text:span><text:span text:style-name="T6"></text:span><text:span text:style-name="T7"> </text:span><text:span text:style-name="T9">расходится.</text:span></text:p>
      <text:p text:style-name="P1"/>
      <text:p text:style-name="P1"/>
      <text:p text:style-name="P1"/>
      <text:h text:style-name="P13" text:outline-level="1"><text:bookmark-start text:name="firstHeading"/><text:bookmark-end text:name="firstHeading"/><text:soft-page-break/>Теорема Лейбница о сходимости знакочередующихся рядов</text:h>
      <text:p text:style-name="P1">Теорема формулируется следующим образом. Знакочередующийся ряд</text:p>
      <text:p text:style-name="Text_20_body"><draw:frame draw:style-name="fr1" draw:name="Графический объект1" text:anchor-type="as-char" svg:width="2.09cm" svg:height="1.27cm" draw:z-index="0"><draw:image xlink:href="http://upload.wikimedia.org/math/6/6/6/66683012c3e348e021dc2663dc104bf2.png" xlink:type="simple" xlink:show="embed" xlink:actuate="onLoad"/></draw:frame> </text:p>
      <text:p text:style-name="Text_20_body">сходится, если выполняются оба условия:</text:p>
      <text:list xml:id="list38727461" text:style-name="WW8Num3">
        <text:list-item>
          <text:p text:style-name="P3"><draw:frame draw:style-name="fr1" draw:name="Графический объект2" text:anchor-type="as-char" svg:width="2.646cm" svg:height="0.529cm" draw:z-index="1"><draw:image xlink:href="http://upload.wikimedia.org/math/8/3/c/83cd5bf2916f724dedd8f217b6aa8a7b.png" xlink:type="simple" xlink:show="embed" xlink:actuate="onLoad"/></draw:frame> <text:s/></text:p>
        </text:list-item>
        <text:list-item>
          <text:p text:style-name="P2"><draw:frame draw:style-name="fr1" draw:name="Графический объект3" text:anchor-type="as-char" svg:width="2.381cm" svg:height="0.688cm" draw:z-index="2"><draw:image xlink:href="http://upload.wikimedia.org/math/2/7/0/270819dfac2e372206c1f6bff9d4c083.png" xlink:type="simple" xlink:show="embed" xlink:actuate="onLoad"/></draw:frame> <text:s/></text:p>
        </text:list-item>
      </text:list>
      <text:p text:style-name="Text_20_body"><text:span text:style-name="T9">Из теоремы Лейбница вытекает </text:span><text:span text:style-name="T12">следствие</text:span><text:span text:style-name="T9">, позволяющее оценить погрешность вычисления неполной суммы ряда:</text:span></text:p>
      <text:p text:style-name="List_20_Contents"><draw:frame draw:style-name="fr1" draw:name="Графический объект4" text:anchor-type="as-char" svg:width="2.434cm" svg:height="1.27cm" draw:z-index="3"><draw:image xlink:href="http://upload.wikimedia.org/math/8/2/e/82ea3bb57ee098952d1e46b57138126a.png" xlink:type="simple" xlink:show="embed" xlink:actuate="onLoad"/></draw:frame> <text:s/></text:p>
      <text:p text:style-name="Text_20_body">Остаток сходящегося знакочередующегося ряда <draw:frame draw:style-name="fr1" draw:name="Графический объект5" text:anchor-type="as-char" svg:width="2.884cm" svg:height="0.45cm" draw:z-index="4"><draw:image xlink:href="http://upload.wikimedia.org/math/1/5/0/1501814578e72819f122a113e545084d.png" xlink:type="simple" xlink:show="embed" xlink:actuate="onLoad"/></draw:frame> <text:s/>будет по модулю меньше первого отброшенного слагаемого:</text:p>
      <text:p text:style-name="P11"><draw:frame draw:style-name="fr1" draw:name="Графический объект6" text:anchor-type="as-char" svg:width="3.016cm" svg:height="0.529cm" draw:z-index="5"><draw:image xlink:href="http://upload.wikimedia.org/math/7/c/e/7ce42641bd1b53fb8fcc50f694f6651b.png" xlink:type="simple" xlink:show="embed" xlink:actuate="onLoad"/></draw:frame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style:use-window-font-color="true" style:font-name="Calibri" fo:font-size="11pt" fo:language="ru" fo:country="RU" style:font-name-asian="Times New Roman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Times New Roman" fo:font-size="24pt" fo:font-weight="bold" style:font-name-asian="SimSun1" style:font-size-asian="24pt" style:font-weight-asian="bold" style:font-name-complex="Mangal1" style:font-size-complex="2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Absatz-Standardschriftart" style:family="text"/>
    <style:style style:name="Default_20_Paragraph_20_Font" style:display-name="Default Paragraph Font" style:family="text"/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/>
    </style:style>
    <style:style style:name="MP2" style:family="paragraph" style:parent-style-name="Footer">
      <style:paragraph-properties fo:margin-top="0cm" fo:margin-bottom="0.353cm" fo:text-align="end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751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348cm" fo:margin-bottom="2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</text:span>.2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il</meta:initial-creator>
    <meta:creation-date>2008-05-31T20:42:00</meta:creation-date>
    <dc:creator>Шевченко</dc:creator>
    <dc:date>2011-05-19T22:30:00</dc:date>
    <meta:editing-cycles>6</meta:editing-cycles>
    <meta:editing-duration>PT40M</meta:editing-duration>
    <meta:document-statistic meta:table-count="0" meta:image-count="6" meta:object-count="0" meta:page-count="2" meta:paragraph-count="32" meta:word-count="332" meta:character-count="2127"/>
    <meta:generator>OpenOffice.org/3.3$Win32 OpenOffice.org_project/330m20$Build-9567</meta:generator>
  </office:meta>
</office:document-meta>
</file>